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85">
            <text:p>1,485</text:p>
          </table:table-cell>
          <table:table-cell table:style-name="ce22" office:value-type="float" office:value="648">
            <text:p>64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014">
            <text:p>2,014</text:p>
          </table:table-cell>
          <table:table-cell table:style-name="ce23" office:value-type="float" office:value="945">
            <text:p>94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43">
            <text:p>1,243</text:p>
          </table:table-cell>
          <table:table-cell table:style-name="ce23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755">
            <text:p>755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753">
            <text:p>75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90">
            <text:p>79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13">
            <text:p>4,013</text:p>
          </table:table-cell>
          <table:table-cell table:style-name="ce23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8287">
            <text:p>8,287</text:p>
          </table:table-cell>
          <table:table-cell table:style-name="ce23" office:value-type="float" office:value="2182">
            <text:p>2,18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301">
            <text:p>10,301</text:p>
          </table:table-cell>
          <table:table-cell table:style-name="ce23" office:value-type="float" office:value="3127">
            <text:p>3,1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